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Lucida Grande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Lucida Grande" fo:font-size="8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Lucida Grande" fo:font-size="10pt" fo:language="de" fo:country="DE" style:language-asian="zh" style:country-asian="CN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 Welt. Die Sonne schien.<office:annotation><dc:creator>André Rieck</dc:creator><dc:date>2011-11-22T18:43:09</dc:date><text:p text:style-name="P1"><text:span text:style-name="T1">Das kann man doch nicht schreiben.</text:span></text:p></office:annotation><office:annotation><dc:creator>André Rieck</dc:creator><dc:date>2011-11-22T18:45:08</dc:date><text:p text:style-name="P1"><text:span text:style-name="T2">Antwort auf André Rieck (22.11.2011, 18:43): "..."</text:span></text:p><text:p><text:span text:style-name="T3">Doch das geht sehr wohl. Sieh mal.</text:span></text:p></office:annotation></text:p>
      <text:p text:style-name="Standard">Es tanzt der bibabutze mann. </text:p>
      <text:p text:style-name="Standard"/>
      <text:p text:style-name="Standard">Added another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Rieck</meta:initial-creator>
    <meta:creation-date>2011-11-22T18:36:52</meta:creation-date>
    <dc:date>2011-11-22T19:27:05</dc:date>
    <dc:creator>André Rieck</dc:creator>
    <meta:editing-duration>PT00H09M47S</meta:editing-duration>
    <meta:editing-cycles>5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13" meta:character-count="79"/>
  </office:meta>
</office:document-meta>
</file>